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2.891cm" style:rel-column-width="10705*"/>
    </style:style>
    <style:style style:name="Tableau1.B" style:family="table-column">
      <style:table-column-properties style:column-width="0.303cm" style:rel-column-width="1123*"/>
    </style:style>
    <style:style style:name="Tableau1.C" style:family="table-column">
      <style:table-column-properties style:column-width="2.905cm" style:rel-column-width="10758*"/>
    </style:style>
    <style:style style:name="Tableau1.D" style:family="table-column">
      <style:table-column-properties style:column-width="2.506cm" style:rel-column-width="9281*"/>
    </style:style>
    <style:style style:name="Tableau1.E" style:family="table-column">
      <style:table-column-properties style:column-width="1.291cm" style:rel-column-width="4781*"/>
    </style:style>
    <style:style style:name="Tableau1.F" style:family="table-column">
      <style:table-column-properties style:column-width="1.894cm" style:rel-column-width="7015*"/>
    </style:style>
    <style:style style:name="Tableau1.G" style:family="table-column">
      <style:table-column-properties style:column-width="1.21cm" style:rel-column-width="4480*"/>
    </style:style>
    <style:style style:name="Tableau1.H" style:family="table-column">
      <style:table-column-properties style:column-width="1.094cm" style:rel-column-width="4049*"/>
    </style:style>
    <style:style style:name="Tableau1.I" style:family="table-column">
      <style:table-column-properties style:column-width="0.907cm" style:rel-column-width="3357*"/>
    </style:style>
    <style:style style:name="Tableau1.J" style:family="table-column">
      <style:table-column-properties style:column-width="0.998cm" style:rel-column-width="3697*"/>
    </style:style>
    <style:style style:name="Tableau1.K" style:family="table-column">
      <style:table-column-properties style:column-width="1.699cm" style:rel-column-width="628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279cm"/>
    </style:style>
    <style:style style:name="Tableau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fo:background-color="transparent" fo:keep-together="auto">
        <style:background-image/>
      </style:table-row-properties>
    </style:style>
    <style:style style:name="Tableau1.B13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04cm" style:type="center"/>
        </style:tab-stops>
      </style:paragraph-properties>
      <style:text-properties style:font-name="Arial" fo:font-size="10pt" fo:language="fr" fo:country="FR" officeooo:rsid="000e43f8" officeooo:paragraph-rsid="0016a9f7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fo:language="fr" fo:country="FR" officeooo:paragraph-rsid="0016a9f7" style:font-size-asian="9pt" style:font-size-complex="9pt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Table_20_Contents">
      <style:text-properties style:font-name="Arial" fo:font-size="12pt" fo:language="fr" fo:country="FR" style:font-size-asian="12pt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2pt" fo:language="fr" fo:country="FR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17de1e" officeooo:paragraph-rsid="002a14b7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17de1e" style:font-size-asian="12pt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17de1e" officeooo:paragraph-rsid="00335eb7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2pt" fo:language="fr" fo:country="FR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268de8" officeooo:paragraph-rsid="002b3952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1d2222" officeooo:paragraph-rsid="001d2222" style:font-size-asian="12pt" style:font-size-complex="12pt"/>
    </style:style>
    <style:style style:name="P12" style:family="paragraph" style:parent-style-name="Table_20_Contents"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14" style:family="paragraph" style:parent-style-name="Table_20_Contents">
      <style:text-properties style:font-name="Arial" fo:font-size="12pt" fo:language="fr" fo:country="FR" officeooo:rsid="00386b44" officeooo:paragraph-rsid="00386b44" style:font-size-asian="12pt" style:font-size-complex="12pt"/>
    </style:style>
    <style:style style:name="P15" style:family="paragraph" style:parent-style-name="Table_20_Contents">
      <style:text-properties style:font-name="Arial" fo:font-size="12pt" fo:language="fr" fo:country="FR" officeooo:rsid="002ae1e6" officeooo:paragraph-rsid="00335eb7" style:font-size-asian="12pt" style:language-asian="zxx" style:country-asian="none" style:font-size-complex="12pt" style:language-complex="zxx" style:country-complex="none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2pt" fo:language="fr" fo:country="FR" fo:font-weight="bold" officeooo:paragraph-rsid="001962fe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Arial" fo:font-size="12pt" fo:language="fr" fo:country="FR" fo:font-weight="normal" officeooo:rsid="00175d18" officeooo:paragraph-rsid="0017de1e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fo:language="fr" fo:country="FR" fo:font-weight="normal" officeooo:rsid="002ae1e6" officeooo:paragraph-rsid="00335eb7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2pt" fo:language="fr" fo:country="FR" fo:font-weight="normal" officeooo:rsid="002ae1e6" officeooo:paragraph-rsid="00335eb7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paragraph-rsid="001ec16a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rsid="001ec16a" officeooo:paragraph-rsid="001ec16a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rsid="00268de8" officeooo:paragraph-rsid="001ec16a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7de1e" officeooo:paragraph-rsid="0020f583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7de1e" officeooo:paragraph-rsid="002b9dd4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244941" officeooo:paragraph-rsid="002b9dd4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paragraph-rsid="0020f583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ec16a" officeooo:paragraph-rsid="001ec16a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fr" fo:country="FR" officeooo:rsid="001ec16a" officeooo:paragraph-rsid="001ec16a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language="fr" fo:country="FR" fo:font-weight="normal" officeooo:rsid="0037557b" officeooo:paragraph-rsid="0037557b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fr" fo:country="FR" style:font-size-asian="7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8pt" fo:language="fr" fo:country="FR" officeooo:rsid="001d2222" officeooo:paragraph-rsid="002e441e" style:font-size-asian="8pt" style:font-size-complex="8pt"/>
    </style:style>
    <style:style style:name="P3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Arial" fo:font-size="6pt" fo:language="fr" fo:country="FR" officeooo:rsid="0017de1e" officeooo:paragraph-rsid="0017de1e" style:font-size-asian="5.25pt" style:font-size-complex="6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6pt" fo:language="fr" fo:country="FR" officeooo:paragraph-rsid="001d2222" style:font-size-asian="5.25pt" style:font-size-complex="6pt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14pt" fo:language="fr" fo:country="FR" fo:font-weight="bold" officeooo:rsid="00268de8" officeooo:paragraph-rsid="001962fe" style:font-size-asian="14pt" style:font-weight-asian="bold" style:font-size-complex="14pt" style:font-weight-complex="bold"/>
    </style:style>
    <style:style style:name="P35" style:family="paragraph" style:parent-style-name="Table_20_Contents"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36" style:family="paragraph" style:parent-style-name="Table_20_Contents">
      <style:text-properties style:font-name="Arial" fo:font-size="12pt" fo:language="fr" fo:country="FR" officeooo:rsid="003e1f23" officeooo:paragraph-rsid="003e1f23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2pt" fo:language="fr" fo:country="FR" fo:font-weight="normal" officeooo:rsid="00335eb7" officeooo:paragraph-rsid="00335e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officeooo:rsid="0016a9f7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b3952" style:font-size-asian="8pt" style:font-size-complex="8pt"/>
    </style:style>
    <style:style style:name="T4" style:family="text">
      <style:text-properties officeooo:rsid="001ec16a"/>
    </style:style>
    <style:style style:name="T5" style:family="text">
      <style:text-properties officeooo:rsid="00268de8"/>
    </style:style>
    <style:style style:name="T6" style:family="text">
      <style:text-properties officeooo:rsid="002b3952"/>
    </style:style>
    <style:style style:name="T7" style:family="text">
      <style:text-properties officeooo:rsid="00335eb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row>
          <table:table-cell table:style-name="Tableau1.A1" table:number-rows-spanned="7" table:number-columns-spanned="5" office:value-type="string">
            <text:p text:style-name="P12">{photo}</text:p>
          </table:table-cell>
          <table:covered-table-cell/>
          <table:covered-table-cell/>
          <table:covered-table-cell/>
          <table:covered-table-cell/>
          <table:table-cell table:style-name="Tableau1.A1" table:number-columns-spanned="2" office:value-type="string">
            <text:p text:style-name="P10">Référence</text:p>
          </table:table-cell>
          <table:covered-table-cell/>
          <table:table-cell table:style-name="Tableau1.H1" table:number-columns-spanned="4" office:value-type="string">
            <text:p text:style-name="P12">{reference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34">ÉTAT</text:p>
          </table:table-cell>
          <table:covered-table-cell/>
          <table:table-cell table:style-name="Tableau1.H2" table:number-columns-spanned="4" office:value-type="string">
            <text:p text:style-name="P15">{status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16"><text:span text:style-name="T6">Nombre jour avant le</text:span> prochain <text:span text:style-name="T5">contrôle</text:span></text:p>
          </table:table-cell>
          <table:covered-table-cell/>
          <table:table-cell table:style-name="Tableau1.H2" table:number-columns-spanned="4" office:value-type="string">
            <text:p text:style-name="P14">{control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5"><text:span text:style-name="T5">Numéro</text:span> série</text:p>
          </table:table-cell>
          <table:covered-table-cell/>
          <table:table-cell table:style-name="Tableau1.H2" table:number-columns-spanned="4" office:value-type="string">
            <text:p text:style-name="P12">A veni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5"><text:span text:style-name="T5">Numéro</text:span> RFID</text:p>
          </table:table-cell>
          <table:covered-table-cell/>
          <table:table-cell table:style-name="Tableau1.H2" table:number-columns-spanned="4" office:value-type="string">
            <text:p text:style-name="P12">A veni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8">Unité de travail</text:p>
          </table:table-cell>
          <table:covered-table-cell/>
          <table:table-cell table:style-name="Tableau1.H2" table:number-columns-spanned="4" office:value-type="string">
            <text:p text:style-name="P12">A veni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7">Responsable</text:p>
          </table:table-cell>
          <table:covered-table-cell/>
          <table:table-cell table:style-name="Tableau1.H2" table:number-columns-spanned="4" office:value-type="string">
            <text:p text:style-name="P12">A venir</text:p>
          </table:table-cell>
          <table:covered-table-cell/>
          <table:covered-table-cell/>
          <table:covered-table-cell/>
        </table:table-row>
        <table:table-row>
          <table:table-cell table:style-name="Tableau1.F2" table:number-columns-spanned="2" office:value-type="string">
            <text:p text:style-name="P17">Description</text:p>
          </table:table-cell>
          <table:covered-table-cell/>
          <table:table-cell table:style-name="Tableau1.H2" table:number-columns-spanned="9" office:value-type="string">
            <text:p text:style-name="P12">A veni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H2" table:number-columns-spanned="11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H2" table:number-columns-spanned="11" office:value-type="string">
            <text:p text:style-name="P6">Mise en service de l'EPI<text:note text:id="ftn1" text:note-class="footnote"><text:note-citation>1</text:note-citation><text:note-body><text:p text:style-name="P31">Équipement de Protection Individuel</text:p></text:note-body></text:not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1" office:value-type="string">
            <text:p text:style-name="P25">Fabricant</text:p>
          </table:table-cell>
          <table:table-cell table:style-name="Tableau1.A11" table:number-columns-spanned="2" office:value-type="string">
            <text:p text:style-name="P18">A venir</text:p>
          </table:table-cell>
          <table:covered-table-cell/>
          <table:table-cell table:style-name="Tableau1.A11" office:value-type="string">
            <text:p text:style-name="P25">Vendeur</text:p>
          </table:table-cell>
          <table:table-cell table:style-name="Tableau1.A11" table:number-columns-spanned="2" office:value-type="string">
            <text:p text:style-name="P18">A venir</text:p>
          </table:table-cell>
          <table:covered-table-cell/>
          <table:table-cell table:style-name="Tableau1.A11" table:number-columns-spanned="3" office:value-type="string">
            <text:p text:style-name="P26">Durée de vie</text:p>
          </table:table-cell>
          <table:covered-table-cell/>
          <table:covered-table-cell/>
          <table:table-cell table:style-name="Tableau1.J11" table:number-columns-spanned="2" office:value-type="string">
            <text:p text:style-name="P18">A venir</text:p>
          </table:table-cell>
          <table:covered-table-cell/>
        </table:table-row>
        <table:table-row>
          <table:table-cell table:style-name="Tableau1.A11" office:value-type="string">
            <text:p text:style-name="P24">Date de fabrication</text:p>
          </table:table-cell>
          <table:table-cell table:style-name="Tableau1.A11" table:number-columns-spanned="2" office:value-type="string">
            <text:p text:style-name="P18">A venir</text:p>
          </table:table-cell>
          <table:covered-table-cell/>
          <table:table-cell table:style-name="Tableau1.A11" office:value-type="string">
            <text:p text:style-name="P24">Date d'achat</text:p>
          </table:table-cell>
          <table:table-cell table:style-name="Tableau1.A11" table:number-columns-spanned="2" office:value-type="string">
            <text:p text:style-name="P18">A venir</text:p>
          </table:table-cell>
          <table:covered-table-cell/>
          <table:table-cell table:style-name="Tableau1.A11" table:number-columns-spanned="3" office:value-type="string">
            <text:p text:style-name="P24">Date de fin de vie <text:span text:style-name="T4">théorique</text:span></text:p>
          </table:table-cell>
          <table:covered-table-cell/>
          <table:covered-table-cell/>
          <table:table-cell table:style-name="Tableau1.J11" table:number-columns-spanned="2" office:value-type="string">
            <text:p text:style-name="P29">A venir</text:p>
          </table:table-cell>
          <table:covered-table-cell/>
        </table:table-row>
        <table:table-row table:style-name="Tableau1.13">
          <table:table-cell table:style-name="Tableau1.A11" office:value-type="string">
            <text:p text:style-name="P23">Périodicité de <text:span text:style-name="T5">contrôle</text:span> <text:span text:style-name="T5">(jours)</text:span></text:p>
          </table:table-cell>
          <table:table-cell table:style-name="Tableau1.B13" table:number-columns-spanned="2" office:value-type="string">
            <text:p text:style-name="P37">{periodicity}</text:p>
          </table:table-cell>
          <table:covered-table-cell/>
          <table:table-cell table:style-name="Tableau1.A11" office:value-type="string">
            <text:p text:style-name="P24">Date de mise en service</text:p>
          </table:table-cell>
          <table:table-cell table:style-name="Tableau1.A11" table:number-columns-spanned="2" office:value-type="string">
            <text:p text:style-name="P18">A venir</text:p>
          </table:table-cell>
          <table:covered-table-cell/>
          <table:table-cell table:style-name="Tableau1.A11" table:number-columns-spanned="3" office:value-type="string">
            <text:p text:style-name="P27">Date de mise au rebut</text:p>
          </table:table-cell>
          <table:covered-table-cell/>
          <table:covered-table-cell/>
          <table:table-cell table:style-name="Tableau1.J11" table:number-columns-spanned="2" office:value-type="string">
            <text:p text:style-name="P19">A veni<text:span text:style-name="T7">r</text:span></text:p>
          </table:table-cell>
          <table:covered-table-cell/>
        </table:table-row>
        <table:table-row>
          <table:table-cell table:style-name="Tableau1.H2" table:number-columns-spanned="11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H2" table:number-columns-spanned="11" office:value-type="string">
            <text:p text:style-name="P11">Maintenance et entretien de l'EP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1" table:number-columns-spanned="2" office:value-type="string">
            <text:p text:style-name="P21">Méthode entretien</text:p>
          </table:table-cell>
          <table:covered-table-cell/>
          <table:table-cell table:style-name="Tableau1.J11" table:number-columns-spanned="9" office:value-type="string">
            <text:p text:style-name="P13">A veni<text:span text:style-name="T7">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1" table:number-columns-spanned="2" office:value-type="string">
            <text:p text:style-name="P21">Mesures hygiène</text:p>
          </table:table-cell>
          <table:covered-table-cell/>
          <table:table-cell table:style-name="Tableau1.J11" table:number-columns-spanned="9" office:value-type="string">
            <text:p text:style-name="P13">A veni<text:span text:style-name="T7">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J11" table:number-columns-spanned="11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1" table:number-columns-spanned="2" office:value-type="string">
            <text:p text:style-name="P9">Date <text:span text:style-name="T5">contrôle</text:span></text:p>
          </table:table-cell>
          <table:covered-table-cell/>
          <table:table-cell table:style-name="Tableau1.A11" table:number-columns-spanned="6" office:value-type="string">
            <text:p text:style-name="P28">Nature de l'inspection : Réparations, incidents,changement pièces, etc..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A11" table:number-columns-spanned="2" office:value-type="string">
            <text:p text:style-name="P22">Contrôleur</text:p>
          </table:table-cell>
          <table:covered-table-cell/>
          <table:table-cell table:style-name="Tableau1.J11" office:value-type="string">
            <text:p text:style-name="P20">Résultat</text:p>
          </table:table-cell>
        </table:table-row>
        <table:table-row>
          <table:table-cell table:style-name="Tableau1.F2" table:number-columns-spanned="2" office:value-type="string">
            <text:p text:style-name="P36">[!-- BEGIN row.audits --]{date_control}</text:p>
          </table:table-cell>
          <table:covered-table-cell/>
          <table:table-cell table:style-name="Tableau1.F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4"/>
          </table:table-cell>
          <table:covered-table-cell/>
          <table:table-cell table:style-name="Tableau1.H2" office:value-type="string">
            <text:p text:style-name="P36">{status}[!-- END row.audits --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04cm" style:type="center"/>
        </style:tab-stops>
      </style:paragraph-properties>
      <style:text-properties style:font-name="Arial" fo:font-size="10pt" fo:language="fr" fo:country="FR" officeooo:rsid="000e43f8" officeooo:paragraph-rsid="0016a9f7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fo:language="fr" fo:country="FR" officeooo:paragraph-rsid="0016a9f7" style:font-size-asian="9pt" style:font-size-complex="9pt"/>
    </style:style>
    <style:style style:name="MT1" style:family="text">
      <style:text-properties officeooo:rsid="0016a9f7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2b3952" style:font-size-asian="8pt" style:font-size-complex="8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1.3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5.587cm" svg:y="0.03cm" svg:width="2.117cm" svg:height="0.397cm" draw:z-index="0"><draw:image xlink:href="Pictures/10000000000000500000000F88A725AFCA06D7CA.png" xlink:type="simple" xlink:show="embed" xlink:actuate="onLoad"/></draw:frame>Document généré avec <text:span text:style-name="MT1">www.wp-epi.com</text:span></text:p>
      </style:header>
      <style:footer>
        <text:p text:style-name="MP2"><text:span text:style-name="MT2"><text:file-name text:display="name-and-extension">fiche_modele_EPI.odt</text:file-name></text:span><text:span text:style-name="MT2"> </text:span><text:tab/><text:span text:style-name="MT2">Version </text:span><text:span text:style-name="MT3">1.0.0 - 20190717</text:span><text:span text:style-name="MT2"> - Page : <text:s/></text:span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2M54S</meta:editing-duration>
    <meta:editing-cycles>45</meta:editing-cycles>
    <meta:generator>LibreOffice/5.2.2.2$Windows_x86 LibreOffice_project/8f96e87c890bf8fa77463cd4b640a2312823f3ad</meta:generator>
    <dc:date>2019-07-18T10:03:03.419000000</dc:date>
    <meta:document-statistic meta:table-count="1" meta:image-count="1" meta:object-count="0" meta:page-count="1" meta:paragraph-count="50" meta:word-count="135" meta:character-count="821" meta:non-whitespace-character-count="736"/>
    <meta:user-defined meta:name="Info 1"/>
    <meta:user-defined meta:name="Info 2"/>
    <meta:user-defined meta:name="Info 3"/>
    <meta:user-defined meta:name="Info 4"/>
  </office:meta>
</office:document-meta>
</file>